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eeeeee" draw:fill-gradient-name="Gradient_20_18" draw:opacity="100%" draw:textarea-horizontal-align="justify" draw:textarea-vertical-align="middle" draw:auto-grow-height="false" fo:min-height="4.657cm" fo:min-width="4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244cm"/>
    </style:style>
    <style:style style:name="gr3" style:family="graphic" style:parent-style-name="standard">
      <style:graphic-properties svg:stroke-color="#000000" draw:fill="gradient" draw:fill-color="#eeeeee" draw:fill-gradient-name="Gradient_20_17" draw:opacity="100%" draw:textarea-horizontal-align="justify" draw:textarea-vertical-align="middle" draw:auto-grow-height="false" fo:min-height="4.657cm" fo:min-width="4.326cm"/>
    </style:style>
    <style:style style:name="gr4" style:family="graphic" style:parent-style-name="standard">
      <style:graphic-properties svg:stroke-color="#000000" draw:fill="gradient" draw:fill-color="#eeeeee" draw:fill-gradient-name="Gradient_20_16" draw:opacity="100%" draw:textarea-horizontal-align="justify" draw:textarea-vertical-align="middle" draw:auto-grow-height="false" fo:min-height="4.657cm" fo:min-width="4.32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gradient" draw:fill-color="#eeeeee" draw:fill-gradient-name="Gradient_20_18" draw:opacity="100%"/>
      <style:paragraph-properties fo:text-align="center"/>
    </style:style>
    <style:style style:name="P2" style:family="paragraph">
      <style:text-properties fo:font-size="9.10000038146973pt"/>
    </style:style>
    <style:style style:name="P3" style:family="paragraph">
      <loext:graphic-properties draw:fill="none" draw:fill-color="#ffffff"/>
      <style:text-properties fo:font-size="9.10000038146973pt" style:font-size-asian="12pt" style:font-size-complex="12pt"/>
    </style:style>
    <style:style style:name="P4" style:family="paragraph">
      <loext:graphic-properties draw:fill="gradient" draw:fill-color="#eeeeee" draw:fill-gradient-name="Gradient_20_17" draw:opacity="100%"/>
      <style:paragraph-properties fo:text-align="center"/>
    </style:style>
    <style:style style:name="P5" style:family="paragraph">
      <loext:graphic-properties draw:fill="gradient" draw:fill-color="#eeeeee" draw:fill-gradient-name="Gradient_20_16" draw:opacity="100%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4.907cm" svg:x="6.56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744cm" svg:height="0.889cm" svg:x="8.125cm" svg:y="5.572cm">
          <draw:text-box>
            <text:p text:style-name="P2"><text:span text:style-name="T1">Model</text:span></text:p>
          </draw:text-box>
        </draw:frame>
        <draw:custom-shape draw:style-name="gr3" draw:text-style-name="P4" draw:layer="layout" svg:width="4.826cm" svg:height="4.907cm" svg:x="15.699cm" svg:y="3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344cm" svg:height="0.889cm" svg:x="16.957cm" svg:y="5.572cm">
          <draw:text-box>
            <text:p text:style-name="P2"><text:span text:style-name="T1">Presenter</text:span></text:p>
          </draw:text-box>
        </draw:frame>
        <draw:custom-shape draw:style-name="gr4" draw:text-style-name="P5" draw:layer="layout" svg:width="4.826cm" svg:height="4.907cm" svg:x="15.699cm" svg:y="11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744cm" svg:height="0.889cm" svg:x="17.357cm" svg:y="13.848cm">
          <draw:text-box>
            <text:p text:style-name="P2"><text:span text:style-name="T1">View</text:span></text:p>
          </draw:text-box>
        </draw:frame>
        <draw:line draw:style-name="gr5" draw:text-style-name="P6" draw:layer="layout" svg:x1="15.732cm" svg:y1="5.953cm" svg:x2="11.414cm" svg:y2="5.953cm">
          <text:p/>
        </draw:line>
        <draw:line draw:style-name="gr5" draw:text-style-name="P6" draw:layer="layout" svg:x1="18.742cm" svg:y1="11.795cm" svg:x2="18.742cm" svg:y2="8.493cm">
          <text:p/>
        </draw:line>
        <draw:line draw:style-name="gr5" draw:text-style-name="P6" draw:layer="layout" svg:x1="17.542cm" svg:y1="8.494cm" svg:x2="17.542cm" svg:y2="11.796cm">
          <text:p/>
        </draw:line>
        <draw:frame draw:style-name="gr2" draw:text-style-name="P3" draw:layer="layout" svg:width="4.376cm" svg:height="1.673cm" svg:x="19.041cm" svg:y="9.336cm">
          <draw:text-box>
            <text:p text:style-name="P2"><text:span text:style-name="T1">Request processing </text:span></text:p>
            <text:p text:style-name="P2"><text:span text:style-name="T1">in background</text:span></text:p>
            <text:p text:style-name="P2"><text:span text:style-name="T1">threads</text:span></text:p>
          </draw:text-box>
        </draw:frame>
        <draw:frame draw:style-name="gr2" draw:text-style-name="P3" draw:layer="layout" svg:width="2.983cm" svg:height="1.673cm" svg:x="14.242cm" svg:y="9.337cm">
          <draw:text-box>
            <text:p text:style-name="P2"><text:span text:style-name="T1">Post results</text:span></text:p>
            <text:p text:style-name="P2"><text:span text:style-name="T1">in application</text:span></text:p>
            <text:p text:style-name="P2"><text:span text:style-name="T1">thread</text:span></text:p>
          </draw:text-box>
        </draw:frame>
        <draw:frame draw:style-name="gr2" draw:text-style-name="P3" draw:layer="layout" svg:width="2.085cm" svg:height="1.199cm" svg:x="12.443cm" svg:y="4.538cm">
          <draw:text-box>
            <text:p text:style-name="P2"><text:span text:style-name="T1">Request</text:span></text:p>
            <text:p text:style-name="P2"><text:span text:style-name="T1">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ffffff" draw:end-color="#99ff66" draw:start-intensity="100%" draw:end-intensity="100%" draw:angle="0" draw:border="0%"/>
    <draw:gradient draw:name="Gradient_20_17" draw:display-name="Gradient 17" draw:style="linear" draw:start-color="#ffffff" draw:end-color="#00ccff" draw:start-intensity="100%" draw:end-intensity="100%" draw:angle="0" draw:border="0%"/>
    <draw:gradient draw:name="Gradient_20_18" draw:display-name="Gradient 18" draw:style="linear" draw:start-color="#ffffff" draw:end-color="#ff666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5:15:12.147406205</meta:creation-date>
    <dc:date>2017-03-27T01:39:23.907043464</dc:date>
    <meta:editing-duration>PT1H35M39S</meta:editing-duration>
    <meta:editing-cycles>7</meta:editing-cycles>
    <meta:generator>LibreOffice/5.2.6.2$Linux_X86_64 LibreOffice_project/20$Build-2</meta:generator>
    <meta:document-statistic meta:object-count="12"/>
  </office:meta>
</office:document-meta>
</file>